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3" style:family="graphic" style:parent-style-name="standard">
      <style:graphic-properties draw:stroke="solid" draw:stroke-dash="Long_20_Dash_20__28_Rounded_29_" svg:stroke-linecap="round" draw:fill="none" loext:fill-use-slide-background="false" draw:textarea-horizontal-align="justify" draw:textarea-vertical-align="middle" draw:auto-grow-height="false" fo:min-height="0.392cm" fo:min-width="3.984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92cm" fo:min-width="1.43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8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2" draw:marker-end-width="0.3cm" draw:fill="none" draw:textarea-vertical-align="middle" loext:decorative="false"/>
      <style:paragraph-properties style:writing-mode="lr-tb"/>
    </style:style>
    <style:style style:name="gr9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91cm" fo:min-width="3.871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4cm" fo:min-width="1.249cm" style:writing-mode="lr-tb" loext:decorative="false"/>
      <style:paragraph-properties style:writing-mode="lr-tb"/>
    </style:style>
    <style:style style:name="gr11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536cm" fo:min-width="2.90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5" style:family="graphic" style:parent-style-name="standard">
      <style:graphic-properties draw:stroke="solid" draw:stroke-dash="Long_20_Dash_20__28_Rounded_29_" svg:stroke-linecap="round" draw:fill="none" loext:fill-use-slide-background="false" draw:textarea-horizontal-align="justify" draw:textarea-vertical-align="middle" draw:auto-grow-height="false" fo:min-height="0.392cm" fo:min-width="2.55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7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91cm" fo:min-width="2.184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792cm" loext:decorative="false"/>
      <style:paragraph-properties style:writing-mode="lr-tb"/>
    </style:style>
    <style:style style:name="gr19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0" style:family="graphic" style:parent-style-name="objectwithoutfill">
      <style:graphic-properties draw:fill="none" draw:textarea-vertical-align="middle" loext:decorative="false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2.062cm" fo:min-width="2.008cm" fo:padding-top="0.03cm" fo:padding-bottom="0.03cm" fo:padding-left="0.05cm" fo:padding-right="0.05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1.814cm" fo:min-width="1.774cm" fo:padding-top="0.03cm" fo:padding-bottom="0.03cm" fo:padding-left="0.05cm" fo:padding-right="0.05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Arrowheads_20_18" draw:marker-end-width="0.3cm" draw:fill="none" draw:textarea-vertical-align="middle" loext:decorative="false"/>
      <style:paragraph-properties style:writing-mode="lr-tb"/>
    </style:style>
    <style:style style:name="gr24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5" style:family="graphic" style:parent-style-name="standard">
      <style:graphic-properties draw:stroke="none" draw:fill="solid" draw:fill-color="#ffffff" fo:min-height="0.637cm" loext:decorative="false"/>
      <style:paragraph-properties style:writing-mode="lr-tb"/>
    </style:style>
    <style:style style:name="gr2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7" style:family="graphic" style:parent-style-name="standard" style:list-style-name="L1">
      <style:graphic-properties draw:stroke="none" draw:fill="solid" draw:fill-color="#ffffff" fo:min-height="0.637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solid" draw:fill-color="#ffffff" fo:min-height="0.63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8pt" style:font-size-asian="10pt" style:font-size-complex="10pt"/>
    </style:style>
    <style:style style:name="P3" style:family="paragraph">
      <style:paragraph-properties fo:text-align="center"/>
      <style:text-properties style:font-name="Liberation Sans" fo:font-size="9pt" style:font-size-asian="10pt" style:font-size-complex="10pt"/>
    </style:style>
    <style:style style:name="P4" style:family="paragraph">
      <loext:graphic-properties draw:fill="none"/>
      <style:paragraph-properties fo:text-align="center" style:writing-mode="lr-tb"/>
      <style:text-properties style:font-name="Liberation Sans" fo:font-size="9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 fo:text-align="center"/>
      <style:text-properties fo:font-size="8pt" style:font-size-asian="10pt" style:font-size-complex="10pt"/>
    </style:style>
    <style:style style:name="P8" style:family="paragraph">
      <style:paragraph-properties fo:text-align="center"/>
      <style:text-properties fo:font-size="9pt" fo:font-weight="bold" style:font-weight-asian="bold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font-size="9pt" fo:font-weight="bold" style:font-weight-asian="bold" style:font-weight-complex="bold"/>
    </style:style>
    <style:style style:name="P10" style:family="paragraph">
      <style:paragraph-properties fo:text-align="center"/>
      <style:text-properties fo:font-size="9pt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 style:writing-mode="lr-tb"/>
      <style:text-properties fo:font-size="9pt" fo:font-weight="normal" style:font-weight-asian="normal" style:font-weight-complex="normal"/>
    </style:style>
    <style:style style:name="P12" style:family="paragraph">
      <style:paragraph-properties fo:text-align="center"/>
      <style:text-properties fo:font-size="8pt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 style:writing-mode="lr-tb"/>
      <style:text-properties fo:font-size="8pt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  <style:text-properties fo:font-size="8pt" fo:font-style="normal" fo:font-weight="normal"/>
    </style:style>
    <style:style style:name="P15" style:family="paragraph">
      <loext:graphic-properties draw:fill="solid" draw:fill-color="#ffffff"/>
      <style:paragraph-properties fo:margin-top="0.42cm" fo:margin-bottom="0.35cm" fo:text-align="center"/>
      <style:text-properties fo:font-size="8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8pt" style:font-size-asian="10pt" style:font-size-complex="10pt"/>
    </style:style>
    <style:style style:name="T1" style:family="text">
      <style:text-properties style:font-name="Liberation Sans" fo:font-size="9pt" style:font-size-asian="10pt" style:font-size-complex="10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9pt" fo:font-weight="bold" style:font-weight-asian="bold" style:font-weight-complex="bold"/>
    </style:style>
    <style:style style:name="T4" style:family="text">
      <style:text-properties fo:font-size="7pt" fo:font-weight="normal" style:font-weight-asian="normal" style:font-weight-complex="normal"/>
    </style:style>
    <style:style style:name="T5" style:family="text">
      <style:text-properties fo:font-size="9pt" fo:font-weight="normal" style:font-weight-asian="normal" style:font-weight-complex="normal"/>
    </style:style>
    <style:style style:name="T6" style:family="text">
      <style:text-properties fo:font-size="8pt" fo:font-style="normal" fo:font-weight="norma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155cm" svg:y1="8.75cm" svg:x2="13.155cm" svg:y2="11.3cm" draw:start-shape="id1" draw:start-glue-point="8" draw:end-shape="id2" draw:end-glue-point="4" svg:d="M13155 8750v2550" svg:viewBox="0 0 1 2551">
          <text:p/>
        </draw:connector>
        <draw:connector draw:style-name="gr2" draw:text-style-name="P2" draw:layer="layout" draw:type="line" svg:x1="11.665cm" svg:y1="7.25cm" svg:x2="6cm" svg:y2="3.771cm" draw:start-shape="id1" draw:start-glue-point="6" draw:end-shape="id3" draw:end-glue-point="1" svg:d="M11665 7250l-5665-3479" svg:viewBox="0 0 5666 3480">
          <text:p/>
        </draw:connector>
        <draw:custom-shape draw:style-name="gr3" draw:text-style-name="P4" xml:id="id3" draw:id="id3" draw:layer="layout" svg:width="4.484cm" svg:height="0.642cm" svg:x="1.516cm" svg:y="3.45cm">
          <text:p text:style-name="P3"><text:span text:style-name="T1">picot:574 (spou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1.93cm" svg:height="0.642cm" svg:x="2.793cm" svg:y="10.641cm">
          <text:p text:style-name="P3"><text:span text:style-name="T1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11.665cm" svg:y1="7.25cm" svg:x2="5.1cm" svg:y2="7.27cm" draw:start-shape="id1" draw:start-glue-point="6" draw:end-shape="id4" draw:end-glue-point="1" svg:d="M11665 7250l-6565 20" svg:viewBox="0 0 6566 21">
          <text:p text:style-name="P5"><text:span text:style-name="T2">sdo:</text:span></text:p>
          <text:p text:style-name="P5"><text:span text:style-name="T2">birthPlace</text:span></text:p>
        </draw:connector>
        <draw:connector draw:style-name="gr6" draw:text-style-name="P2" draw:layer="layout" draw:type="line" svg:x1="11.665cm" svg:y1="7.25cm" svg:x2="4.723cm" svg:y2="10.962cm" draw:start-shape="id1" draw:start-glue-point="6" draw:end-shape="id5" draw:end-glue-point="1" svg:d="M11665 7250l-6942 3712" svg:viewBox="0 0 6943 3713">
          <text:p/>
        </draw:connector>
        <draw:connector draw:style-name="gr7" draw:text-style-name="P2" draw:layer="layout" draw:type="line" svg:x1="14.645cm" svg:y1="7.25cm" svg:x2="23.188cm" svg:y2="3.512cm" draw:start-shape="id1" draw:start-glue-point="10" draw:end-shape="id6" draw:end-glue-point="7" svg:d="M14645 7250l8543-3738" svg:viewBox="0 0 8544 3739">
          <text:p/>
        </draw:connector>
        <draw:connector draw:style-name="gr8" draw:text-style-name="P2" draw:layer="layout" draw:type="line" svg:x1="14.645cm" svg:y1="7.25cm" svg:x2="22.8cm" svg:y2="7.275cm" draw:start-shape="id1" draw:start-glue-point="10" draw:end-shape="id7" draw:end-glue-point="6" svg:d="M14645 7250l8155 25" svg:viewBox="0 0 8156 26">
          <text:p text:style-name="P5"><text:span text:style-name="T2">sdo:</text:span></text:p>
          <text:p text:style-name="P5"><text:span text:style-name="T2">parent</text:span></text:p>
        </draw:connector>
        <draw:custom-shape draw:style-name="gr9" draw:text-style-name="P4" xml:id="id8" draw:id="id8" draw:layer="layout" svg:width="4.371cm" svg:height="0.641cm" svg:x="1.573cm" svg:y="16.2cm">
          <text:p text:style-name="P3"><text:span text:style-name="T1">“</text:span><text:span text:style-name="T1">Anna van Bure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0" draw:id="id10" draw:layer="layout" svg:width="1.749cm" svg:height="0.664cm" svg:x="9.196cm" svg:y="16.2cm">
          <text:p text:style-name="P3"><text:span text:style-name="T1">“</text:span><text:span text:style-name="T1">Anna”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4" xml:id="id9" draw:id="id9" draw:layer="layout" svg:width="3.405cm" svg:height="0.786cm" svg:x="22.045cm" svg:y="16.078cm">
          <text:p text:style-name="P3"><text:span text:style-name="T1">“</text:span><text:span text:style-name="T1">Bure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draw:type="line" svg:x1="11.83cm" svg:y1="12.625cm" svg:x2="3.758cm" svg:y2="16.2cm" draw:start-shape="id2" draw:start-glue-point="6" draw:end-shape="id8" draw:end-glue-point="0" svg:d="M11830 12625l-8072 3575" svg:viewBox="0 0 8073 3576">
          <text:p/>
        </draw:connector>
        <draw:connector draw:style-name="gr13" draw:text-style-name="P2" draw:layer="layout" draw:type="line" svg:x1="14.48cm" svg:y1="12.625cm" svg:x2="23.747cm" svg:y2="16.078cm" draw:start-shape="id2" draw:start-glue-point="10" draw:end-shape="id9" draw:end-glue-point="0" svg:d="M14480 12625l9267 3453" svg:viewBox="0 0 9268 3454">
          <text:p/>
        </draw:connector>
        <draw:connector draw:style-name="gr14" draw:text-style-name="P6" draw:layer="layout" draw:type="line" svg:x1="13.155cm" svg:y1="13.95cm" svg:x2="10.071cm" svg:y2="16.2cm" draw:start-shape="id2" draw:start-glue-point="8" draw:end-shape="id10" draw:end-glue-point="0" svg:d="M13155 13950l-3084 2250" svg:viewBox="0 0 3085 2251">
          <text:p/>
        </draw:connector>
        <draw:custom-shape draw:style-name="gr15" draw:text-style-name="P4" xml:id="id11" draw:id="id11" draw:layer="layout" svg:width="3.05cm" svg:height="0.642cm" svg:x="22.4cm" svg:y="11.808cm">
          <text:p text:style-name="P3"><text:span text:style-name="T1">schema:Fem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" draw:layer="layout" draw:type="line" svg:x1="14.645cm" svg:y1="7.25cm" svg:x2="22.4cm" svg:y2="12.129cm" draw:start-shape="id1" draw:start-glue-point="10" draw:end-shape="id11" draw:end-glue-point="3" svg:d="M14645 7250l7755 4879" svg:viewBox="0 0 7756 4880">
          <text:p/>
        </draw:connector>
        <draw:custom-shape draw:style-name="gr17" draw:text-style-name="P4" xml:id="id4" draw:id="id4" draw:layer="layout" svg:width="2.684cm" svg:height="0.641cm" svg:x="2.416cm" svg:y="6.95cm">
          <text:p text:style-name="P3"><text:span text:style-name="T1">“</text:span><text:span text:style-name="T1">Haarle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7" xml:id="id12" draw:id="id12" draw:layer="layout" svg:width="3.653cm" svg:height="1.042cm" svg:x="11.329cm" svg:y="4.508cm">
          <draw:text-box>
            <text:p text:style-name="P5"><text:span text:style-name="T2">prov:</text:span></text:p>
            <text:p text:style-name="P5"><text:span text:style-name="T2">hadPrimarySource</text:span></text:p>
          </draw:text-box>
        </draw:frame>
        <draw:connector draw:style-name="gr19" draw:text-style-name="P1" draw:layer="layout" draw:type="line" svg:x1="13.155cm" svg:y1="4.508cm" svg:x2="13.155cm" svg:y2="3.85cm" draw:start-shape="id12" draw:end-shape="id13" draw:end-glue-point="8" svg:d="M13155 4508v-658" svg:viewBox="0 0 1 659">
          <text:p/>
        </draw:connector>
        <draw:connector draw:style-name="gr20" draw:text-style-name="P1" draw:layer="layout" draw:type="line" svg:x1="13.155cm" svg:y1="5.75cm" svg:x2="13.155cm" svg:y2="5.55cm" draw:start-shape="id1" draw:start-glue-point="4" draw:end-shape="id12" draw:end-glue-point="2" svg:d="M13155 5750v-200" svg:viewBox="0 0 1 201">
          <text:p/>
        </draw:connector>
        <draw:custom-shape draw:style-name="gr21" draw:text-style-name="P9" xml:id="id1" draw:id="id1" draw:layer="layout" svg:width="2.98cm" svg:height="3cm" svg:x="11.665cm" svg:y="5.75cm">
          <text:p text:style-name="P8"><text:span text:style-name="T3">Person-</text:span></text:p>
          <text:p text:style-name="P8"><text:span text:style-name="T3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13" draw:id="id13" draw:layer="layout" svg:width="2.65cm" svg:height="2.65cm" svg:x="11.83cm" svg:y="1.2cm">
          <text:p text:style-name="P10"><text:span text:style-name="T3">Source</text:span></text:p>
          <text:p text:style-name="P10"><text:span text:style-name="T4">sdo:</text:span></text:p>
          <text:p text:style-name="P10"><text:span text:style-name="T4">Archive Compon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7" draw:id="id7" draw:layer="layout" svg:width="2.65cm" svg:height="2.65cm" svg:x="22.8cm" svg:y="5.95cm">
          <text:p text:style-name="P10"><text:span text:style-name="T5">Person-</text:span></text:p>
          <text:p text:style-name="P10"><text:span text:style-name="T5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6" draw:id="id6" draw:layer="layout" svg:width="2.65cm" svg:height="2.65cm" svg:x="22.8cm" svg:y="1.25cm">
          <text:p text:style-name="P10"><text:span text:style-name="T5">Person-</text:span></text:p>
          <text:p text:style-name="P10"><text:span text:style-name="T5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" draw:id="id2" draw:layer="layout" svg:width="2.65cm" svg:height="2.65cm" svg:x="11.83cm" svg:y="11.3cm">
          <text:p text:style-name="P12"><text:span text:style-name="T3">Person</text:span></text:p>
          <text:p text:style-name="P12"><text:span text:style-name="T3">Name</text:span></text:p>
          <text:p text:style-name="P12"><text:span text:style-name="T4">pnv:</text:span></text:p>
          <text:p text:style-name="P12"><text:span text:style-name="T4">Person-</text:span></text:p>
          <text:p text:style-name="P12"><text:span text:style-name="T4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14" draw:id="id14" draw:layer="layout" svg:width="2.65cm" svg:height="2.65cm" svg:x="17.1cm" svg:y="1.25cm">
          <text:p text:style-name="P10"><text:span text:style-name="T5">bio:</text:span></text:p>
          <text:p text:style-name="P10"><text:span text:style-name="T5">Marria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4" draw:layer="layout" draw:type="line" svg:x1="19.75cm" svg:y1="2.575cm" svg:x2="22.8cm" svg:y2="2.575cm" draw:start-shape="id14" draw:start-glue-point="10" draw:end-shape="id6" draw:end-glue-point="6" svg:d="M19750 2575h3050" svg:viewBox="0 0 3051 1">
          <text:p text:style-name="P5"><text:span text:style-name="T6">bio:</text:span></text:p>
          <text:p text:style-name="P5"><text:span text:style-name="T6">partner</text:span></text:p>
        </draw:connector>
        <draw:connector draw:style-name="gr24" draw:text-style-name="P14" draw:layer="layout" draw:type="line" svg:x1="17.488cm" svg:y1="3.512cm" svg:x2="14.209cm" svg:y2="6.189cm" draw:start-shape="id14" draw:start-glue-point="7" draw:end-shape="id1" draw:end-glue-point="11" svg:d="M17488 3512l-3279 2677" svg:viewBox="0 0 3280 2678">
          <text:p/>
        </draw:connector>
        <draw:frame draw:style-name="gr25" draw:text-style-name="P15" draw:layer="layout" svg:width="2.153cm" svg:height="0.887cm" svg:x="7.597cm" svg:y="4.95cm">
          <draw:text-box>
            <text:p text:style-name="P5"><text:span text:style-name="T2">pico:</text:span></text:p>
            <text:p text:style-name="P5"><text:span text:style-name="T2">hasRole</text:span></text:p>
          </draw:text-box>
        </draw:frame>
        <draw:frame draw:style-name="gr25" draw:text-style-name="P15" draw:layer="layout" svg:width="2.25cm" svg:height="0.887cm" svg:x="7.35cm" svg:y="8.458cm">
          <draw:text-box>
            <text:p text:style-name="P5"><text:span text:style-name="T2">pico:</text:span></text:p>
            <text:p text:style-name="P5"><text:span text:style-name="T2">hasAge</text:span></text:p>
          </draw:text-box>
        </draw:frame>
        <draw:frame draw:style-name="gr25" draw:text-style-name="P15" draw:layer="layout" svg:width="2.25cm" svg:height="0.887cm" svg:x="10.7cm" svg:y="14.45cm">
          <draw:text-box>
            <text:p text:style-name="P5"><text:span text:style-name="T2">pnv:</text:span></text:p>
            <text:p text:style-name="P5"><text:span text:style-name="T2">givenName</text:span></text:p>
          </draw:text-box>
        </draw:frame>
        <draw:frame draw:style-name="gr25" draw:text-style-name="P15" draw:layer="layout" svg:width="2.25cm" svg:height="0.887cm" svg:x="6.7cm" svg:y="13.95cm">
          <draw:text-box>
            <text:p text:style-name="P5"><text:span text:style-name="T2">pnv:</text:span></text:p>
            <text:p text:style-name="P5"><text:span text:style-name="T2">literalName</text:span></text:p>
          </draw:text-box>
        </draw:frame>
        <draw:custom-shape draw:style-name="gr10" draw:text-style-name="P4" xml:id="id15" draw:id="id15" draw:layer="layout" svg:width="1.749cm" svg:height="0.664cm" svg:x="14.997cm" svg:y="16.2cm">
          <text:p text:style-name="P3"><text:span text:style-name="T1">“</text:span><text:span text:style-name="T1">van”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6" draw:text-style-name="P1" draw:layer="layout" draw:type="line" svg:x1="13.155cm" svg:y1="13.95cm" svg:x2="15.872cm" svg:y2="16.2cm" draw:start-shape="id2" draw:start-glue-point="8" draw:end-shape="id15" draw:end-glue-point="0" svg:d="M13155 13950l2717 2250" svg:viewBox="0 0 2718 2251">
          <text:p/>
        </draw:connector>
        <draw:frame draw:style-name="gr25" draw:text-style-name="P15" draw:layer="layout" svg:width="2.5cm" svg:height="0.887cm" svg:x="13.2cm" svg:y="14.451cm">
          <draw:text-box>
            <text:p text:style-name="P5"><text:span text:style-name="T2">pnv:</text:span></text:p>
            <text:p text:style-name="P5"><text:span text:style-name="T2">surnamePrefix</text:span></text:p>
          </draw:text-box>
        </draw:frame>
        <draw:frame draw:style-name="gr27" draw:text-style-name="P17" draw:layer="layout" svg:width="2.5cm" svg:height="0.887cm" svg:x="17.55cm" svg:y="13.95cm">
          <draw:text-box>
            <text:p text:style-name="P16"><text:span text:style-name="T2">pnv:</text:span></text:p>
            <text:p text:style-name="P16"><text:span text:style-name="T2">baseSurname</text:span></text:p>
          </draw:text-box>
        </draw:frame>
        <draw:frame draw:style-name="gr28" draw:text-style-name="P17" draw:layer="layout" svg:width="1.55cm" svg:height="0.887cm" svg:x="15.3cm" svg:y="4.2cm">
          <draw:text-box>
            <text:p text:style-name="P16"><text:span text:style-name="T6">bio:</text:span></text:p>
            <text:p text:style-name="P16"><text:span text:style-name="T6">partner</text:span></text:p>
          </draw:text-box>
        </draw:frame>
        <draw:frame draw:style-name="gr25" draw:text-style-name="P15" draw:layer="layout" svg:width="2.25cm" svg:height="0.887cm" svg:x="17.8cm" svg:y="4.95cm">
          <draw:text-box>
            <text:p text:style-name="P16"><text:span text:style-name="T2">sdo:</text:span></text:p>
            <text:p text:style-name="P16"><text:span text:style-name="T2">spouse</text:span></text:p>
          </draw:text-box>
        </draw:frame>
        <draw:frame draw:style-name="gr25" draw:text-style-name="P15" draw:layer="layout" svg:width="2.25cm" svg:height="0.887cm" svg:x="17.8cm" svg:y="9.563cm">
          <draw:text-box>
            <text:p text:style-name="P16"><text:span text:style-name="T2">sdo:</text:span></text:p>
            <text:p text:style-name="P16"><text:span text:style-name="T2">gender</text:span></text:p>
          </draw:text-box>
        </draw:frame>
        <draw:frame draw:style-name="gr25" draw:text-style-name="P15" draw:layer="layout" svg:width="2.5cm" svg:height="0.887cm" svg:x="11.9cm" svg:y="9.5cm">
          <draw:text-box>
            <text:p text:style-name="P5"><text:span text:style-name="T2">sdo:</text:span></text:p>
            <text:p text:style-name="P5"><text:span text:style-name="T2">additionalNa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fffff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8:05:51.840084133</meta:creation-date>
    <dc:date>2024-05-16T07:33:00.887450829</dc:date>
    <meta:editing-duration>PT21H4M18S</meta:editing-duration>
    <meta:editing-cycles>22</meta:editing-cycles>
    <meta:generator>LibreOffice/7.6.6.3$Linux_X86_64 LibreOffice_project/60$Build-3</meta:generator>
    <meta:document-statistic meta:object-count="40"/>
  </office:meta>
</office:document-meta>
</file>